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page"/>
      <style:text-properties style:font-name="Times"/>
    </style:style>
    <style:style style:name="P2" style:family="paragraph" style:parent-style-name="Standard">
      <style:paragraph-properties fo:line-height="150%" fo:text-align="justify" style:justify-single-word="false" style:writing-mode="page"/>
      <style:text-properties style:font-name="Times" officeooo:paragraph-rsid="001d6f56"/>
    </style:style>
    <style:style style:name="P3" style:family="paragraph" style:parent-style-name="Standard">
      <style:paragraph-properties fo:line-height="150%" fo:text-align="justify" style:justify-single-word="false" style:writing-mode="page"/>
      <style:text-properties style:font-name="Times" officeooo:paragraph-rsid="001ed345"/>
    </style:style>
    <style:style style:name="P4" style:family="paragraph" style:parent-style-name="Standard">
      <style:paragraph-properties fo:line-height="150%" fo:text-align="justify" style:justify-single-word="false" style:writing-mode="page"/>
      <style:text-properties style:font-name="Times" officeooo:paragraph-rsid="0020bf12"/>
    </style:style>
    <style:style style:name="P5" style:family="paragraph" style:parent-style-name="Standard">
      <style:paragraph-properties fo:line-height="150%" fo:text-align="justify" style:justify-single-word="false" style:writing-mode="page"/>
      <style:text-properties style:font-name="Times" officeooo:paragraph-rsid="0020c770"/>
    </style:style>
    <style:style style:name="P6" style:family="paragraph" style:parent-style-name="Standard">
      <style:paragraph-properties fo:line-height="150%" fo:text-align="justify" style:justify-single-word="false" style:writing-mode="page"/>
      <style:text-properties style:font-name="Times" officeooo:paragraph-rsid="002302e1"/>
    </style:style>
    <style:style style:name="P7" style:family="paragraph" style:parent-style-name="Standard">
      <style:paragraph-properties fo:line-height="150%" fo:text-align="justify" style:justify-single-word="false" style:writing-mode="page"/>
      <style:text-properties style:font-name="Times" officeooo:rsid="001ed345" officeooo:paragraph-rsid="001ed345"/>
    </style:style>
    <style:style style:name="P8" style:family="paragraph" style:parent-style-name="Standard">
      <style:paragraph-properties fo:line-height="150%" fo:text-align="justify" style:justify-single-word="false" style:writing-mode="page"/>
      <style:text-properties style:font-name="Times" officeooo:rsid="002302e1" officeooo:paragraph-rsid="002302e1"/>
    </style:style>
    <style:style style:name="T1" style:family="text">
      <style:text-properties officeooo:rsid="001d6f56"/>
    </style:style>
    <style:style style:name="T2" style:family="text">
      <style:text-properties officeooo:rsid="001d96a5"/>
    </style:style>
    <style:style style:name="T3" style:family="text">
      <style:text-properties officeooo:rsid="001ed345"/>
    </style:style>
    <style:style style:name="T4" style:family="text">
      <style:text-properties officeooo:rsid="0020bf12"/>
    </style:style>
    <style:style style:name="T5" style:family="text">
      <style:text-properties officeooo:rsid="00235d4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ff3333" loext:char-shading-value="0" style:font-weight-asian="bold" style:font-weight-complex="bold"/>
    </style:style>
    <style:style style:name="T8" style:family="text">
      <style:text-properties fo:font-weight="bold" fo:background-color="#ff3333" loext:char-shading-value="0" style:font-weight-asian="bold" style:font-weight-complex="bold"/>
    </style:style>
    <style:style style:name="T9" style:family="text">
      <style:text-properties fo:font-weight="bold" officeooo:rsid="00250997" fo:background-color="#ff3333" loext:char-shading-value="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 2007, a preocupação social com a qualidade educacional <text:span text:style-name="T1">promoveu </text:span>o Plano de Metas Compromisso Todos Pela Educação (BRASIL, 2007) e, posteriormente, pela criação do Plano de Ações Articuladas (PAR), fornecendo apoio técnico financeiro aos estados e municípios, que <text:span text:style-name="T1">por sua vez,</text:span> ficaram responsáveis por diagnosticar os principais problemas e demandas educacionais das respectivas regiões. <text:span text:style-name="T1">Tais ações se materializam com os</text:span> diálogos envolvendo a política de formação de professores para a Educação Profissional e Tecnológica – EPT, <text:span text:style-name="T1">que</text:span> vêm cada vez mais ganhando espaço no contexto nacional, considerando as mudanças estruturais ocorridas no mundo do trabalho e nas proposições legais e políticas da Educação Profissional e Tecnológica. </text:p>
      <text:p text:style-name="P2"/>
      <text:p text:style-name="P2"><text:span text:style-name="T1">U</text:span>m número significativo de professores que atuam na Educação Profissional e Tecnológica e na Educação Profissional Técnica de Nível Médio, especialmente, aqueles vinculados aos Cursos Técnicos de Nível Médio na Forma Integrada, apresentam-se ainda como <text:span text:style-name="T8">leigos</text:span><text:span text:style-name="T9">/desconhecedor</text:span> no que se refere à concretização teórica e prática dos pressupostos pedagógicos e metodológicos do Ensino Médio Integrado em suas instituições. <text:span text:style-name="T2">V</text:span>ários estudos tem apontado o ingresso de professores que apresentam diferentes níveis de formação e que ainda possuem limitações quanto aos atributos pedagógicos necessários para atuação na EPTNM e no Ensino Médio Integrado, considerando as especificidades dessa modalidade e forma de oferta.</text:p>
      <text:p text:style-name="P1"/>
      <text:p text:style-name="P3">No intuito de qualificar a ação desses professores <text:span text:style-name="T3">e consolidar o Ensino Médio Integrado no cotidiano de suas instituições</text:span>, torna-se necessário fomentar um processo de reflexão sobre a prática pedagógica. <text:span text:style-name="T3">De forma que estes precisam estar minimamente fundamentados e consubstanciados pelas proposições teóricas da real concepção de integração que o Ensino Médio Integrado nos apresenta </text:span>na Educação Profissional Técnica de Nível Médio. No caso específico da formação de professores, destaca-se a criação dos Fóruns Estaduais Permanentes de Apoio à Formação Docente e do Plano Nacional de Formação de Professores da Educação Básica – PARFOR, tendo como missão suprir as demandas de formação inicial e continuada dos docentes da rede pública, por meio de cursos oferecidos. </text:p>
      <text:p text:style-name="P1"/>
      <text:p text:style-name="P4"><text:span text:style-name="T3">Ao analisar a</text:span>s características e os problemas da formação de professores no Brasil, constatou aspectos problemáticos relacionados à presença discreta dos conhecimentos sobre os sistemas educacionais e sobre os aspectos teóricos da área educacional, indicando uma provável fragilidade na preparação para o magistério. <text:span text:style-name="T4">Como uma </text:span>certa incoerência entre os projetos pedagógicos dos cursos e a estrutura das disciplinas (suas ementas), a ausência de saberes atrelados às tecnologias para o ensino, bem como destacou o fato de que não são explicitadas as relações necessárias entre as diferentes disciplinas, considerando-se seus respectivos objetivos. As necessidades formativas, nesse caso, tendem a ser ainda mais complexas, pois para desenvolver o ensino técnico são necessários profissionais de áreas variadas (Bacharéis e/ou Tecnólogos) que usualmente não cursam as licenciaturas tradicionais destinadas às disciplinas do Ensino Médio e do Ensino Fundamental. </text:p>
      <text:p text:style-name="P1"/>
      <text:p text:style-name="P7"/>
      <text:p text:style-name="P1"><text:soft-page-break/>No domínio do Ensino Médio, particularmente, há a presença da Educação Profissional Técnica (EPT), pode ser oferecida das seguintes formas: <text:span text:style-name="T4">I</text:span>ntegrada, oferecida somente a quem já tenha concluído o ensino fundamental, sendo o curso planejado de modo a conduzir o aluno à habilitação profissional técnica de nível médio na mesma instituição de ensino; <text:span text:style-name="T4">C</text:span>oncomitante, oferecida somente a quem já tenha concluído o ensino fundamental ou esteja cursando o ensino médio, na qual a complementaridade entre a educação profissional técnica de nível médio e o ensino médio pressupõe a existência de matrículas distintas para cada curso, podendo ocorrer na mesma instituição <text:span text:style-name="T4">ou</text:span> em instituições de ensino distintas; <text:span text:style-name="T4">S</text:span>ubsequente, oferecida somente a quem já tenha concluído o ensino médio.</text:p>
      <text:p text:style-name="P1"/>
      <text:p text:style-name="P5">De um modo geral, há componentes contextuais e sociológicos que tornam bastante variado o perfil acadêmico e de trabalho dos professores da EPT. Com relação à formação docente, os indicadores são bastante preocupantes, tendo em vista que, apesar de a maioria dos profissionais possuir curso superior (89,7%), é pequena a parcela que possui licenciatura (24,8%) ou algum tipo de formação pedagógica complementar à graduação (16,9%). Tal conjuntura enseja muitos questionamentos sobre o cumprimento de requisitos mínimos para a atuação no ensino técnico. </text:p>
      <text:p text:style-name="P5"/>
      <text:p text:style-name="P1">Tais interrogações ganham muita importância se considerarmos que os conhecimentos pedagógicos estiveram ausentes da grade disciplinar que formou grande parcela de docentes ligados a áreas essencialmente técnicas (Bacharelados em Metalurgia, Plásticos, Administração, Engenharias, etc.), que não possuem relação estreita com a docência, mesmo que seu percurso formativo tenha atingido níveis mais especializados de pós-graduação. Nesse sentido, a crítica à formação precária desses profissionais ocorre ao se pensar que a qualidade do ensino não pode estar dissociada dos conhecimentos práticos, científicos e pedagógicos, articulando-se o mundo do trabalho à experiência e à pesquisa.</text:p>
      <text:p text:style-name="P1"/>
      <text:p text:style-name="P8">Como abordado, a formação de docentes para atuar com EPT é técnica, contudo para ocupar as lacunas da falta de preparação pedagógica se faz necessário fomentar os conhecimentos específicos dos cursos de licenciatura, bem como <text:span text:style-name="T5">inserir novos cursos de formação de professor de áreas consideradas técnicas e com baixo índice de profissionais com as capacidades essenciais para atuar em salas de aula do Ensino Profissional e Tecnológico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7:01:00.892002140</meta:creation-date>
    <dc:date>2019-02-08T00:43:40.843559355</dc:date>
    <meta:editing-duration>PT47M25S</meta:editing-duration>
    <meta:editing-cycles>4</meta:editing-cycles>
    <meta:generator>LibreOffice/5.2.3.3$MacOSX_X86_64 LibreOffice_project/d54a8868f08a7b39642414cf2c8ef2f228f780cf</meta:generator>
    <meta:document-statistic meta:table-count="0" meta:image-count="0" meta:object-count="0" meta:page-count="2" meta:paragraph-count="8" meta:word-count="811" meta:character-count="5625" meta:non-whitespace-character-count="4816"/>
  </office:meta>
</office:document-meta>
</file>